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966cm"/>
    </style:style>
    <style:style style:name="gr2" style:family="graphic" style:parent-style-name="standard">
      <style:graphic-properties svg:stroke-width="0cm" draw:marker-start-width="0.3cm" draw:marker-end-width="0.3cm" draw:fill-color="#ccccff" draw:textarea-horizontal-align="justify" draw:textarea-vertical-align="middle" draw:auto-grow-height="false" fo:padding-top="0.125cm" fo:padding-bottom="0.125cm" fo:padding-left="0.25cm" fo:padding-right="0.25cm" draw:shadow="visible" draw:shadow-color="#c0c0c0"/>
    </style:style>
    <style:style style:name="gr3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ae00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cm" draw:marker-start-width="0.3cm" draw:marker-end-width="0.3cm" draw:fill-color="#ccccff" draw:textarea-horizontal-align="justify" draw:textarea-vertical-align="middle" draw:auto-grow-height="false" fo:padding-top="0.125cm" fo:padding-bottom="0.125cm" fo:padding-left="0.25cm" fo:padding-right="0.25cm" draw:shadow="visible" draw:shadow-color="#c0c0c0"/>
    </style:style>
    <style:style style:name="gr10" style:family="graphic" style:parent-style-name="standard">
      <style:graphic-properties draw:fill-color="#ccccff" draw:textarea-horizontal-align="justify" draw:textarea-vertical-align="middle" draw:auto-grow-height="false" draw:shadow="visible" draw:shadow-color="#c0c0c0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4" style:family="graphic" style:parent-style-name="standard">
      <style:graphic-properties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svg:stroke-width="0.1cm" svg:stroke-color="#000000" draw:marker-start-width="0.45cm" draw:marker-end="Arrow_20_concave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7.466cm" svg:height="0.692cm" svg:x="1.5cm" svg:y="17.5cm">
            <draw:text-box>
              <text:p text:style-name="P1"><text:span text:style-name="T1">Figure 3.1 Artemis High Level Architecture</text:span></text:p>
            </draw:text-box>
          </draw:frame>
          <draw:custom-shape draw:style-name="gr2" draw:text-style-name="P4" draw:layer="layout" svg:width="8.6cm" svg:height="2cm" svg:x="2.4cm" svg:y="4cm">
            <text:p text:style-name="P3"><text:span text:style-name="T1">Artemis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2.4cm" svg:y="11cm">
            <text:p text:style-name="P3"><text:span text:style-name="T1">Core 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6.112cm" svg:y="11cm">
            <text:p text:style-name="P3"><text:span text:style-name="T1">Core 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0.7cm" svg:x="2.4cm" svg:y="13cm">
            <text:p text:style-name="P3"><text:span text:style-name="T1">JMS Faca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2.4cm" svg:y="14.7cm">
            <text:p text:style-name="P3"><text:span text:style-name="T1">User</text:span></text:p>
            <text:p text:style-name="P3"><text:span text:style-name="T1">Applic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6cm" svg:y="14.7cm">
            <text:p text:style-name="P3"><text:span text:style-name="T1">User</text:span></text:p>
            <text:p text:style-name="P3"><text:span text:style-name="T1">Applicatio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5" draw:layer="layout" svg:x1="4.094cm" svg:y1="13.7cm" svg:x2="4.094cm" svg:y2="14.7cm">
            <text:p/>
          </draw:line>
          <draw:line draw:style-name="gr3" draw:text-style-name="P5" draw:layer="layout" svg:x1="7.869cm" svg:y1="12.738cm" svg:x2="7.869cm" svg:y2="14.738cm">
            <text:p/>
          </draw:line>
          <draw:rect draw:style-name="gr4" draw:text-style-name="P6" draw:layer="layout" svg:width="8.5cm" svg:height="0.5cm" svg:x="2.5cm" svg:y="7.5cm">
            <text:p text:style-name="P5"><text:span text:style-name="T1">ProtocolManager</text:span></text:p>
          </draw:rect>
          <draw:rect draw:style-name="gr4" draw:text-style-name="P6" draw:layer="layout" svg:width="1.5cm" svg:height="1.5cm" svg:x="10cm" svg:y="9.5cm">
            <text:p text:style-name="P5"><text:span text:style-name="T1">Stomp</text:span></text:p>
          </draw:rect>
          <draw:line draw:style-name="gr5" draw:text-style-name="P5" draw:layer="layout" svg:x1="8cm" svg:y1="8cm" svg:x2="8cm" svg:y2="9.5cm">
            <text:p/>
          </draw:line>
          <draw:line draw:style-name="gr5" draw:text-style-name="P5" draw:layer="layout" svg:x1="4cm" svg:y1="8cm" svg:x2="4cm" svg:y2="9.5cm">
            <text:p/>
          </draw:line>
          <draw:rect draw:style-name="gr4" draw:text-style-name="P5" draw:layer="layout" svg:width="6cm" svg:height="1cm" svg:x="3cm" svg:y="9.5cm">
            <text:p text:style-name="P5">Core Protocol</text:p>
          </draw:rect>
          <draw:rect draw:style-name="gr4" draw:text-style-name="P6" draw:layer="layout" svg:width="2cm" svg:height="1.5cm" svg:x="11.5cm" svg:y="9.5cm">
            <text:p text:style-name="P5"><text:span text:style-name="T1">OpenWire</text:span></text:p>
          </draw:rect>
          <draw:rect draw:style-name="gr6" draw:text-style-name="P6" draw:layer="layout" svg:width="8.5cm" svg:height="0.5cm" svg:x="2.5cm" svg:y="3cm">
            <text:p text:style-name="P5"><text:span text:style-name="T1">Persistence</text:span></text:p>
          </draw:rect>
          <draw:rect draw:style-name="gr6" draw:text-style-name="P5" draw:layer="layout" svg:width="3cm" svg:height="1cm" svg:x="2.5cm" svg:y="2cm">
            <text:p text:style-name="P5">Journal</text:p>
          </draw:rect>
          <draw:rect draw:style-name="gr6" draw:text-style-name="P5" draw:layer="layout" svg:width="3cm" svg:height="1cm" svg:x="5.5cm" svg:y="2cm">
            <text:p text:style-name="P5">Paging</text:p>
          </draw:rect>
          <draw:rect draw:style-name="gr7" draw:text-style-name="P5" draw:layer="layout" svg:width="2.5cm" svg:height="1cm" svg:x="8.5cm" svg:y="2cm">
            <text:p text:style-name="P5">JDBC</text:p>
          </draw:rect>
          <draw:ellipse draw:style-name="gr7" draw:text-style-name="P5" draw:layer="layout" svg:width="2.5cm" svg:height="1.5cm" svg:x="13.5cm" svg:y="2cm">
            <text:p text:style-name="P5">Planned</text:p>
          </draw:ellipse>
          <draw:line draw:style-name="gr8" draw:text-style-name="P5" draw:layer="layout" svg:x1="11cm" svg:y1="2.5cm" svg:x2="13.5cm" svg:y2="2.5cm">
            <text:p/>
          </draw:line>
          <draw:rect draw:style-name="gr4" draw:text-style-name="P6" draw:layer="layout" svg:width="2cm" svg:height="1.5cm" svg:x="13.5cm" svg:y="9.5cm">
            <text:p text:style-name="P5"><text:span text:style-name="T1">AMQP</text:span></text:p>
          </draw:rect>
          <draw:line draw:style-name="gr5" draw:text-style-name="P5" draw:layer="layout" svg:x1="10.5cm" svg:y1="8cm" svg:x2="11.5cm" svg:y2="9.5cm">
            <text:p/>
          </draw:line>
          <draw:line draw:style-name="gr5" draw:text-style-name="P5" draw:layer="layout" svg:x1="4cm" svg:y1="6cm" svg:x2="4cm" svg:y2="7.5cm">
            <text:p/>
          </draw:line>
          <draw:line draw:style-name="gr5" draw:text-style-name="P5" draw:layer="layout" svg:x1="8cm" svg:y1="6cm" svg:x2="8cm" svg:y2="7.5cm">
            <text:p/>
          </draw:line>
        </draw:g>
      </draw:page>
      <draw:page draw:name="page2" draw:style-name="dp1" draw:master-page-name="Default">
        <office:forms form:automatic-focus="false" form:apply-design-mode="false"/>
        <draw:g>
          <draw:g>
            <draw:g>
              <draw:custom-shape draw:style-name="gr9" draw:text-style-name="P4" draw:layer="layout" svg:width="7.6cm" svg:height="4.9cm" svg:x="1.9cm" svg:y="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4" draw:layer="layout" svg:width="6.6cm" svg:height="4cm" svg:x="2.4cm" svg:y="7.6cm">
                <text:p text:style-name="P3"><text:span text:style-name="T1">ActiveMQ Serv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2cm" svg:height="3cm" svg:x="4.5cm" svg:y="5.5cm">
                <text:p text:style-name="P3"><text:span text:style-name="T1">JCA</text:span></text:p>
                <text:p text:style-name="P3"><text:span text:style-name="T1">adapto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.5cm" svg:height="0.9cm" svg:x="7.5cm" svg:y="2.1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.5cm" svg:height="0.9cm" svg:x="7.5cm" svg:y="3.3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.5cm" svg:height="0.9cm" svg:x="7.5cm" svg:y="4.5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.5cm" svg:height="0.9cm" svg:x="2.2cm" svg:y="3.3cm">
                <text:p text:style-name="P3"><text:span text:style-name="T1">EJ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.5cm" svg:height="0.9cm" svg:x="2.2cm" svg:y="2.1cm">
                <text:p text:style-name="P3"><text:span text:style-name="T1">Servle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.5cm" svg:height="0.9cm" svg:x="2.2cm" svg:y="4.6cm">
                <text:p text:style-name="P3"><text:span text:style-name="T1">EJB</text:span></text:p>
                <draw:enhanced-geometry svg:viewBox="0 0 21600 21600" draw:type="rectangle" draw:enhanced-path="M 0 0 L 21600 0 21600 21600 0 21600 0 0 Z N"/>
              </draw:custom-shape>
              <draw:line draw:style-name="gr12" draw:text-style-name="P5" draw:layer="layout" svg:x1="6cm" svg:y1="5.5cm" svg:x2="6cm" svg:y2="2.5cm">
                <text:p/>
              </draw:line>
              <draw:line draw:style-name="gr13" draw:text-style-name="P5" draw:layer="layout" svg:x1="6cm" svg:y1="2.5cm" svg:x2="7.5cm" svg:y2="2.5cm">
                <text:p/>
              </draw:line>
              <draw:line draw:style-name="gr13" draw:text-style-name="P5" draw:layer="layout" svg:x1="6cm" svg:y1="3.8cm" svg:x2="7.5cm" svg:y2="3.8cm">
                <text:p/>
              </draw:line>
              <draw:line draw:style-name="gr14" draw:text-style-name="P5" draw:layer="layout" svg:x1="6cm" svg:y1="5cm" svg:x2="7.5cm" svg:y2="5cm">
                <text:p/>
              </draw:line>
              <draw:line draw:style-name="gr12" draw:text-style-name="P5" draw:layer="layout" svg:x1="3.7cm" svg:y1="2.5cm" svg:x2="5cm" svg:y2="2.5cm">
                <text:p/>
              </draw:line>
              <draw:line draw:style-name="gr12" draw:text-style-name="P5" draw:layer="layout" svg:x1="3.7cm" svg:y1="3.9cm" svg:x2="5cm" svg:y2="3.9cm">
                <text:p/>
              </draw:line>
              <draw:line draw:style-name="gr12" draw:text-style-name="P5" draw:layer="layout" svg:x1="3.7cm" svg:y1="5cm" svg:x2="5cm" svg:y2="5cm">
                <text:p/>
              </draw:line>
              <draw:line draw:style-name="gr13" draw:text-style-name="P5" draw:layer="layout" svg:x1="5cm" svg:y1="2.5cm" svg:x2="5cm" svg:y2="5.5cm">
                <text:p/>
              </draw:line>
              <draw:line draw:style-name="gr15" draw:text-style-name="P5" draw:layer="layout" svg:x1="3cm" svg:y1="5.5cm" svg:x2="3cm" svg:y2="7.6cm">
                <text:p/>
              </draw:line>
              <draw:custom-shape draw:style-name="gr16" draw:text-style-name="P5" draw:layer="layout" svg:width="1cm" svg:height="1cm" svg:x="2.5cm" svg:y="6cm">
                <text:p/>
    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</draw:g>
          <draw:frame draw:style-name="gr17" draw:text-style-name="P2" draw:layer="layout" svg:width="4.113cm" svg:height="0.692cm" svg:x="3.6cm" svg:y="1.489cm">
            <draw:text-box>
              <text:p text:style-name="P1"><text:span text:style-name="T1">JEE Application Server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g>
            <draw:custom-shape draw:style-name="gr9" draw:text-style-name="P4" draw:layer="layout" svg:width="10.6cm" svg:height="5.9cm" svg:x="1.5cm" svg:y="1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5.5cm" svg:height="4.2cm" svg:x="6cm" svg:y="2.4cm">
              <text:p text:style-name="P3"><text:span text:style-name="T1">Artemis core</text:span></text:p>
              <text:p text:style-name="P3"><text:span text:style-name="T1">server</text:span></text:p>
              <draw:enhanced-geometry svg:viewBox="0 0 21600 21600" draw:type="rectangle" draw:enhanced-path="M 0 0 L 21600 0 21600 21600 0 21600 0 0 Z N"/>
            </draw:custom-shape>
            <draw:frame draw:style-name="gr18" draw:text-style-name="P2" draw:layer="layout" svg:width="3.876cm" svg:height="0.692cm" svg:x="5.124cm" svg:y="1.355cm">
              <draw:text-box>
                <text:p text:style-name="P1"><text:span text:style-name="T1">Java Virtual Machine</text:span></text:p>
              </draw:text-box>
            </draw:frame>
            <draw:custom-shape draw:style-name="gr10" draw:text-style-name="P4" draw:layer="layout" svg:width="2.9cm" svg:height="2cm" svg:x="2.1cm" svg:y="3.5cm">
              <text:p text:style-name="P3"><text:span text:style-name="T1">JMS Service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$Build-2</meta:generator>
    <meta:creation-date>2009-05-07T14:20:42</meta:creation-date>
    <dc:date>2015-04-28T10:08:58.845499370</dc:date>
    <meta:editing-cycles>37</meta:editing-cycles>
    <meta:editing-duration>P3DT18H7M19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